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table:number-columns-repeated="1011"/>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3"/>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3"/>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3"/>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3"/>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table:number-columns-repeated="1013"/>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inalement, il <text:s/>fournit un réparateur de géométries qui corrigera les problèmes de géométrie et éliminera (du moins réduira) la probabilité d'avoir des problèmes lor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eliminate (at least reduce) the likelihood of having issues when doing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eliminará (por lo menos reducirá) la probabilidad de tener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3"/>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table:number-columns-repeated="1011"/>
          <table:table-cell table:number-columns-repeated="2"/>
        </table:table-row>
        <table:table-row table:style-name="ro2">
          <table:table-cell table:style-name="Default" office:value-type="string">
            <text:p>ownCloud4R</text:p>
          </table:table-cell>
          <table:table-cell table:style-name="Default" office:value-type="string">
            <text:p>true</text:p>
          </table:table-cell>
          <table:table-cell table:style-name="Default" office:value-type="string">
            <text:p>Interface R pour la plateforme cloud de collaboration 'ownCloud'</text:p>
          </table:table-cell>
          <table:table-cell table:style-name="Default" office:value-type="string">
            <text:p>R interface to 'ownCloud' collaboration platform</text:p>
          </table:table-cell>
          <table:table-cell table:style-name="Default" office:value-type="string">
            <text:p>Interface R para la plataforma colaborativa 'ownCloud'</text:p>
          </table:table-cell>
          <table:table-cell table:style-name="Default" office:value-type="string">
            <text:p>Fournit des outils R pour accéder à la plateforme cloud de collaboration 'ownCloud'</text:p>
          </table:table-cell>
          <table:table-cell table:style-name="Default" office:value-type="string">
            <text:p>Provides an R interface to the 'ownCloud' cloud collaborative platform</text:p>
          </table:table-cell>
          <table:table-cell table:style-name="Default" office:value-type="string">
            <text:p>R interface to 'ownCloud' collaboration platform</text:p>
          </table:table-cell>
          <table:table-cell table:style-name="Default" office:value-type="string">
            <text:p>eblondel</text:p>
          </table:table-cell>
          <table:table-cell table:style-name="Default" office:value-type="string">
            <text:p><text:a xlink:href="https://github.com/eblondel/ownCloud4R">https://github.com/eblondel/ownCloud4R</text:a></text:p>
          </table:table-cell>
          <table:table-cell table:style-name="Default" table:number-columns-repeated="1012"/>
          <table:table-cell table:number-columns-repeated="2"/>
        </table:table-row>
        <table:table-row table:style-name="ro1" table:number-rows-repeated="3">
          <table:table-cell table:style-name="Default" table:number-columns-repeated="1022"/>
          <table:table-cell table:number-columns-repeated="2"/>
        </table:table-row>
        <table:table-row table:style-name="ro1" table:number-rows-repeated="104856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7">07/09/2019</text:date>, <text:time>17:37:1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19-09-07T17:37:17.86</dc:date>
    <meta:editing-cycles>43</meta:editing-cycles>
    <meta:editing-duration>PT1H23M19S</meta:editing-duration>
    <meta:document-statistic meta:table-count="1" meta:cell-count="98" meta:object-count="0"/>
  </office:meta>
</office:document-meta>
</file>